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ab6f3" officeooo:paragraph-rsid="001ab6f3"/>
    </style:style>
    <style:style style:name="P2" style:family="paragraph" style:parent-style-name="Standard">
      <style:paragraph-properties fo:text-align="start" style:justify-single-word="false"/>
      <style:text-properties officeooo:rsid="001c2c20" officeooo:paragraph-rsid="001c2c20"/>
    </style:style>
    <style:style style:name="P3" style:family="paragraph" style:parent-style-name="Standard">
      <style:paragraph-properties fo:text-align="center" style:justify-single-word="false"/>
      <style:text-properties fo:font-weight="bold" officeooo:rsid="001c2c20" officeooo:paragraph-rsid="001c2c20" style:font-weight-asian="bold" style:font-weight-complex="bold"/>
    </style:style>
    <style:style style:name="P4" style:family="paragraph" style:parent-style-name="Standard">
      <style:paragraph-properties fo:text-align="center" style:justify-single-word="false"/>
      <style:text-properties fo:font-weight="bold" officeooo:rsid="003dbfc3" officeooo:paragraph-rsid="003dbfc3" style:font-weight-asian="bold" style:font-weight-complex="bold"/>
    </style:style>
    <style:style style:name="P5" style:family="paragraph" style:parent-style-name="Standard">
      <style:paragraph-properties fo:text-align="center" style:justify-single-word="false"/>
      <style:text-properties fo:font-weight="normal" officeooo:rsid="003dbfc3" officeooo:paragraph-rsid="003dbfc3" style:font-weight-asian="normal" style:font-weight-complex="normal"/>
    </style:style>
    <style:style style:name="P6" style:family="paragraph" style:parent-style-name="Standard">
      <style:paragraph-properties fo:text-align="center" style:justify-single-word="false"/>
      <style:text-properties fo:font-weight="normal" officeooo:rsid="003dbfc3" officeooo:paragraph-rsid="004f9009" style:font-weight-asian="normal" style:font-weight-complex="normal"/>
    </style:style>
    <style:style style:name="P7" style:family="paragraph" style:parent-style-name="Standard">
      <style:paragraph-properties fo:text-align="start" style:justify-single-word="false"/>
      <style:text-properties fo:font-weight="normal" officeooo:rsid="003dbfc3" officeooo:paragraph-rsid="004f9009" style:font-weight-asian="normal" style:font-weight-complex="normal"/>
    </style:style>
    <style:style style:name="P8" style:family="paragraph" style:parent-style-name="Standard" style:list-style-name="L1">
      <style:paragraph-properties fo:text-align="start" style:justify-single-word="false"/>
      <style:text-properties officeooo:rsid="003dbfc3" officeooo:paragraph-rsid="003dbfc3"/>
    </style:style>
    <style:style style:name="P9" style:family="paragraph" style:parent-style-name="Standard" style:list-style-name="L1">
      <style:paragraph-properties fo:text-align="start" style:justify-single-word="false"/>
      <style:text-properties officeooo:rsid="004f9009" officeooo:paragraph-rsid="004f9009"/>
    </style:style>
    <style:style style:name="T1" style:family="text">
      <style:text-properties officeooo:rsid="003dbfc3"/>
    </style:style>
    <style:style style:name="T2" style:family="text">
      <style:text-properties officeooo:rsid="00216b00"/>
    </style:style>
    <style:style style:name="T3" style:family="text">
      <style:text-properties officeooo:rsid="004f9009"/>
    </style:style>
    <style:style style:name="T4" style:family="text">
      <style:text-properties fo:font-weight="bold" officeooo:rsid="001c2c20" style:font-weight-asian="bold" style:font-weight-complex="bold"/>
    </style:style>
    <style:style style:name="T5" style:family="text">
      <style:text-properties fo:font-weight="bold" officeooo:rsid="0053d3e5"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This File Includes</text:p>
      <text:list xml:id="list4005745451" text:style-name="L1">
        <text:list-item>
          <text:p text:style-name="P8">Output Of Test cases <text:span text:style-name="T2"><text:s/></text:span></text:p>
        </text:list-item>
        <text:list-item>
          <text:p text:style-name="P9">Information On Method One </text:p>
        </text:list-item>
      </text:list>
      <text:p text:style-name="P2"/>
      <text:p text:style-name="P4">Output Of Test Cases </text:p>
      <text:p text:style-name="P5">~~~ LLRBT Testing! ~~~~</text:p>
      <text:p text:style-name="P5">Would you like to:</text:p>
      <text:p text:style-name="P5">[0]-Look at 5 test runs (shown on pdf)</text:p>
      <text:p text:style-name="P5">[1]-Continue On With Program (Project Specified)</text:p>
      <text:p text:style-name="P5">0</text:p>
      <text:p text:style-name="P5"/>
      <text:p text:style-name="P5">~~~ Rotation Notifcation ~~~~</text:p>
      <text:p text:style-name="P5">(Detail In Description &amp; Method One Only)</text:p>
      <text:p text:style-name="P5">Do you want to display when rotations occur to make output easier to read?</text:p>
      <text:p text:style-name="P5">[0]- no, I understand that rotations are meant to be interpreted by user</text:p>
      <text:p text:style-name="P5">[1]- yes, I would like program to notify me on rotations</text:p>
      <text:p text:style-name="P5">1</text:p>
      <text:p text:style-name="P5">~~~~~~Test Case #1~~~~~~~</text:p>
      <text:p text:style-name="P5"/>
      <text:p text:style-name="P5">~~~Inserted ONE~~~</text:p>
      <text:p text:style-name="P5">~~~Step By Step Process (Method One) ONE~~~</text:p>
      <text:p text:style-name="P5">Check Description docx for details.</text:p>
      <text:p text:style-name="P5"/>
      <text:p text:style-name="P5">Inserted: 5 &amp; Color is Black.</text:p>
      <text:p text:style-name="P5">5 is the root.</text:p>
      <text:p text:style-name="P5">Inserted: 2 &amp; Color is Red.</text:p>
      <text:p text:style-name="P5">Parent is: 5 &amp; Color is Black.</text:p>
      <text:p text:style-name="P5">Inserted: 9 &amp; Color is Black.</text:p>
      <text:p text:style-name="P5">Parent is: 5 &amp; Color is Black.</text:p>
      <text:p text:style-name="P5">Inserted: 1 &amp; Color is Red.</text:p>
      <text:p text:style-name="P5">Parent is: 2 &amp; Color is Black.</text:p>
      <text:p text:style-name="P5">Inserted: 8 &amp; Color is Red.</text:p>
      <text:p text:style-name="P5">Parent is: 9 &amp; Color is Black.</text:p>
      <text:p text:style-name="P5"/>
      <text:p text:style-name="P5">~~~Step By Step Process (Method Two) ONE~~~</text:p>
      <text:p text:style-name="P5">Check Description docx for details.</text:p>
      <text:p text:style-name="P5"/>
      <text:p text:style-name="P5">Inserted: 5 &amp; Color is Black.</text:p>
      <text:p text:style-name="P5">5 is the root.</text:p>
      <text:p text:style-name="P5">Inserted: 2 &amp; Color is Black.</text:p>
      <text:p text:style-name="P5">Parent is: 5 &amp; Color is Black.</text:p>
      <text:p text:style-name="P5">Inserted: 9 &amp; Color is Black.</text:p>
      <text:p text:style-name="P5">Parent is: 5 &amp; Color is Black.</text:p>
      <text:p text:style-name="P5">Inserted: 1 &amp; Color is Red.</text:p>
      <text:p text:style-name="P5">Parent is: 2 &amp; Color is Black.</text:p>
      <text:p text:style-name="P5">Inserted: 8 &amp; Color is Red.</text:p>
      <text:p text:style-name="P5">Parent is: 9 &amp; Color is Black.</text:p>
      <text:p text:style-name="P5"><text:soft-page-break/></text:p>
      <text:p text:style-name="P5">~~~Traverse ONE~~~</text:p>
      <text:p text:style-name="P5"><text:s text:c="3"/>1 <text:s text:c="2"/>2 <text:s text:c="2"/>5 <text:s text:c="2"/>8 <text:s text:c="2"/>9</text:p>
      <text:p text:style-name="P5"/>
      <text:p text:style-name="P5">~~~Order Of Inserted Data ONE~~~</text:p>
      <text:p text:style-name="P5">5 2 9 1 8 </text:p>
      <text:p text:style-name="P5"/>
      <text:p text:style-name="P5">~~~~~~Test Case #2~~~~~~~</text:p>
      <text:p text:style-name="P5"/>
      <text:p text:style-name="P5">~~~Inserted TWO~~~</text:p>
      <text:p text:style-name="P5">~~~Step By Step Process (Method One) TWO~~~</text:p>
      <text:p text:style-name="P5">Check Description docx for details.</text:p>
      <text:p text:style-name="P5"/>
      <text:p text:style-name="P5"/>
      <text:p text:style-name="P5">Inserted: 20 &amp; Color is Black.</text:p>
      <text:p text:style-name="P5">20 is the root.</text:p>
      <text:p text:style-name="P5">Inserted: 10 &amp; Color is Red.</text:p>
      <text:p text:style-name="P5">Parent is: 20 &amp; Color is Black.</text:p>
      <text:p text:style-name="P5">Inserted: 30 &amp; Color is Black.</text:p>
      <text:p text:style-name="P5">Parent is: 20 &amp; Color is Black.</text:p>
      <text:p text:style-name="P5">Inserted: 25 &amp; Color is Red.</text:p>
      <text:p text:style-name="P5">Parent is: 30 &amp; Color is Black.</text:p>
      <text:p text:style-name="P5">Going to Rotate Left.</text:p>
      <text:p text:style-name="P5">Inserted: 35 &amp; Color is Black.</text:p>
      <text:p text:style-name="P5">Parent is: 30 &amp; Color is Black.</text:p>
      <text:p text:style-name="P5"/>
      <text:p text:style-name="P5">~~~Step By Step Process (Method Two) TWO~~~</text:p>
      <text:p text:style-name="P5">Check Description docx for details.</text:p>
      <text:p text:style-name="P5"/>
      <text:p text:style-name="P5"/>
      <text:p text:style-name="P5">Inserted: 20 &amp; Color is Red.</text:p>
      <text:p text:style-name="P5">Parent is: 30 &amp; Color is Black.</text:p>
      <text:p text:style-name="P5">Inserted: 10 &amp; Color is Black.</text:p>
      <text:p text:style-name="P5">Parent is: 20 &amp; Color is Red.</text:p>
      <text:p text:style-name="P5">Inserted: 30 &amp; Color is Black.</text:p>
      <text:p text:style-name="P5">30 is the root.</text:p>
      <text:p text:style-name="P5">Inserted: 25 &amp; Color is Black.</text:p>
      <text:p text:style-name="P5">Parent is: 20 &amp; Color is Red.</text:p>
      <text:p text:style-name="P5">Inserted: 35 &amp; Color is Black.</text:p>
      <text:p text:style-name="P5">Parent is: 30 &amp; Color is Black.</text:p>
      <text:p text:style-name="P5"/>
      <text:p text:style-name="P5"/>
      <text:p text:style-name="P5">~~~Traverse TWO~~~</text:p>
      <text:p text:style-name="P5"><text:s text:c="2"/>10 <text:s/>20 <text:s/>25 <text:s/>30 <text:s/>35</text:p>
      <text:p text:style-name="P5"/>
      <text:p text:style-name="P5">~~~Order Of Inserted Data TWO~~~</text:p>
      <text:p text:style-name="P5">20 10 30 25 35 </text:p>
      <text:p text:style-name="P5"><text:soft-page-break/></text:p>
      <text:p text:style-name="P5">~~~~~~Test Case #3~~~~~~~</text:p>
      <text:p text:style-name="P5"/>
      <text:p text:style-name="P5">~~~Inserted THREE~~~</text:p>
      <text:p text:style-name="P5">~~~Step By Step Process (Method One) THREE~~~</text:p>
      <text:p text:style-name="P5">Check Description docx for details.</text:p>
      <text:p text:style-name="P5"/>
      <text:p text:style-name="P5"/>
      <text:p text:style-name="P5">Inserted: 40 &amp; Color is Black.</text:p>
      <text:p text:style-name="P5">40 is the root.</text:p>
      <text:p text:style-name="P5">Inserted: 3 &amp; Color is Red.</text:p>
      <text:p text:style-name="P5">Parent is: 40 &amp; Color is Black.</text:p>
      <text:p text:style-name="P5">Inserted: 42 &amp; Color is Black.</text:p>
      <text:p text:style-name="P5">Parent is: 40 &amp; Color is Black.</text:p>
      <text:p text:style-name="P5">Inserted: 2 &amp; Color is Red.</text:p>
      <text:p text:style-name="P5">Parent is: 3 &amp; Color is Black.</text:p>
      <text:p text:style-name="P5">Inserted: 4 &amp; Color is Black.</text:p>
      <text:p text:style-name="P5">Parent is: 3 &amp; Color is Red.</text:p>
      <text:p text:style-name="P5">Inserted: 41 &amp; Color is Red.</text:p>
      <text:p text:style-name="P5">Parent is: 42 &amp; Color is Black.</text:p>
      <text:p text:style-name="P5">Inserted: 1 &amp; Color is Red.</text:p>
      <text:p text:style-name="P5">Parent is: 2 &amp; Color is Black.</text:p>
      <text:p text:style-name="P5"/>
      <text:p text:style-name="P5">~~~Step By Step Process (Method Two) THREE~~~</text:p>
      <text:p text:style-name="P5">Check Description docx for details.</text:p>
      <text:p text:style-name="P5"/>
      <text:p text:style-name="P5"/>
      <text:p text:style-name="P5">Inserted: 40 &amp; Color is Black.</text:p>
      <text:p text:style-name="P5">40 is the root.</text:p>
      <text:p text:style-name="P5">Inserted: 3 &amp; Color is Red.</text:p>
      <text:p text:style-name="P5">Parent is: 40 &amp; Color is Black.</text:p>
      <text:p text:style-name="P5">Inserted: 42 &amp; Color is Black.</text:p>
      <text:p text:style-name="P5">Parent is: 40 &amp; Color is Black.</text:p>
      <text:p text:style-name="P5">Inserted: 2 &amp; Color is Black.</text:p>
      <text:p text:style-name="P5">Parent is: 3 &amp; Color is Red.</text:p>
      <text:p text:style-name="P5">Inserted: 4 &amp; Color is Black.</text:p>
      <text:p text:style-name="P5">Parent is: 3 &amp; Color is Red.</text:p>
      <text:p text:style-name="P5">Inserted: 41 &amp; Color is Red.</text:p>
      <text:p text:style-name="P5">Parent is: 42 &amp; Color is Black.</text:p>
      <text:p text:style-name="P5">Inserted: 1 &amp; Color is Red.</text:p>
      <text:p text:style-name="P5">Parent is: 2 &amp; Color is Black.</text:p>
      <text:p text:style-name="P5"/>
      <text:p text:style-name="P5">~~~Traverse THREE~~~</text:p>
      <text:p text:style-name="P5"><text:s text:c="3"/>1 <text:s text:c="2"/>2 <text:s text:c="2"/>3 <text:s text:c="2"/>4 <text:s/>40 <text:s/>41 <text:s/>42</text:p>
      <text:p text:style-name="P5"/>
      <text:p text:style-name="P5">~~~Order Of Inserted Data THREE~~~</text:p>
      <text:p text:style-name="P5">40 3 42 2 4 41 1 </text:p>
      <text:p text:style-name="P5"><text:soft-page-break/></text:p>
      <text:p text:style-name="P5">~~~~~~Test Case #4~~~~~~~</text:p>
      <text:p text:style-name="P5"/>
      <text:p text:style-name="P5">~~~Inserted FOUR~~~</text:p>
      <text:p text:style-name="P5">~~~Step By Step Process (Method One) FOUR~~~</text:p>
      <text:p text:style-name="P5">Check Description docx for details.</text:p>
      <text:p text:style-name="P5"/>
      <text:p text:style-name="P5"/>
      <text:p text:style-name="P5">Inserted: 37 &amp; Color is Black.</text:p>
      <text:p text:style-name="P5">37 is the root.</text:p>
      <text:p text:style-name="P5">Going to Rotate Left.</text:p>
      <text:p text:style-name="P5">Inserted: 68 &amp; Color is Black.</text:p>
      <text:p text:style-name="P5">68 is the root.</text:p>
      <text:p text:style-name="P5">Going to Rotate Left.</text:p>
      <text:p text:style-name="P5">Going to Rotate Right</text:p>
      <text:p text:style-name="P5">Inserted: 42 &amp; Color is Black.</text:p>
      <text:p text:style-name="P5">42 is the root.</text:p>
      <text:p text:style-name="P5">Inserted: 9 &amp; Color is Red.</text:p>
      <text:p text:style-name="P5">Parent is: 37 &amp; Color is Black.</text:p>
      <text:p text:style-name="P5">Going to Rotate Right</text:p>
      <text:p text:style-name="P5">Inserted: 2 &amp; Color is Black.</text:p>
      <text:p text:style-name="P5">Parent is: 9 &amp; Color is Red.</text:p>
      <text:p text:style-name="P5">Inserted: 18 &amp; Color is Red.</text:p>
      <text:p text:style-name="P5">Parent is: 37 &amp; Color is Black.</text:p>
      <text:p text:style-name="P5">Going to Rotate Right</text:p>
      <text:p text:style-name="P5">Going to Rotate Left.</text:p>
      <text:p text:style-name="P5">Going to Rotate Right</text:p>
      <text:p text:style-name="P5">Inserted: 13 &amp; Color is Black.</text:p>
      <text:p text:style-name="P5">Parent is: 9 &amp; Color is Black.</text:p>
      <text:p text:style-name="P5">Going to Rotate Left.</text:p>
      <text:p text:style-name="P5">Inserted: 89 &amp; Color is Black.</text:p>
      <text:p text:style-name="P5">Parent is: 42 &amp; Color is Black.</text:p>
      <text:p text:style-name="P5">Inserted: 0 &amp; Color is Red.</text:p>
      <text:p text:style-name="P5">Parent is: 2 &amp; Color is Black.</text:p>
      <text:p text:style-name="P5">Inserted: 21 &amp; Color is Red.</text:p>
      <text:p text:style-name="P5">Parent is: 37 &amp; Color is Black.</text:p>
      <text:p text:style-name="P5"/>
      <text:p text:style-name="P5">~~~Step By Step Process (Method Two) FOUR~~~</text:p>
      <text:p text:style-name="P5">Check Description docx for details.</text:p>
      <text:p text:style-name="P5"/>
      <text:p text:style-name="P5"/>
      <text:p text:style-name="P5">Inserted: 37 &amp; Color is Black.</text:p>
      <text:p text:style-name="P5">Parent is: 42 &amp; Color is Black.</text:p>
      <text:p text:style-name="P5">Inserted: 68 &amp; Color is Red.</text:p>
      <text:p text:style-name="P5">Parent is: 89 &amp; Color is Black.</text:p>
      <text:p text:style-name="P5">Inserted: 42 &amp; Color is Black.</text:p>
      <text:p text:style-name="P5">Parent is: 18 &amp; Color is Black.</text:p>
      <text:p text:style-name="P5"><text:soft-page-break/>Inserted: 9 &amp; Color is Black.</text:p>
      <text:p text:style-name="P5">Parent is: 18 &amp; Color is Black.</text:p>
      <text:p text:style-name="P5">Inserted: 2 &amp; Color is Black.</text:p>
      <text:p text:style-name="P5">Parent is: 9 &amp; Color is Black.</text:p>
      <text:p text:style-name="P5">Inserted: 18 &amp; Color is Black.</text:p>
      <text:p text:style-name="P5">18 is the root.</text:p>
      <text:p text:style-name="P5">Inserted: 13 &amp; Color is Black.</text:p>
      <text:p text:style-name="P5">Parent is: 9 &amp; Color is Black.</text:p>
      <text:p text:style-name="P5">Inserted: 89 &amp; Color is Black.</text:p>
      <text:p text:style-name="P5">Parent is: 42 &amp; Color is Black.</text:p>
      <text:p text:style-name="P5">Inserted: 0 &amp; Color is Red.</text:p>
      <text:p text:style-name="P5">Parent is: 2 &amp; Color is Black.</text:p>
      <text:p text:style-name="P5">Inserted: 21 &amp; Color is Red.</text:p>
      <text:p text:style-name="P5">Parent is: 37 &amp; Color is Black.</text:p>
      <text:p text:style-name="P5"/>
      <text:p text:style-name="P5">~~~Traverse FOUR~~~</text:p>
      <text:p text:style-name="P5"><text:s text:c="3"/>0 <text:s text:c="2"/>2 <text:s text:c="2"/>9 <text:s/>13 <text:s/>18 <text:s/>21 <text:s/>37 <text:s/>42 <text:s/>68 <text:s/>89</text:p>
      <text:p text:style-name="P5"/>
      <text:p text:style-name="P5">~~~Order Of Inserted Data FOUR~~~</text:p>
      <text:p text:style-name="P5">37 68 42 9 2 18 13 89 0 21 </text:p>
      <text:p text:style-name="P5"/>
      <text:p text:style-name="P5">~~~~~~Test Case #5~~~~~~~</text:p>
      <text:p text:style-name="P5"/>
      <text:p text:style-name="P5">~~~Inserted FIVE~~~</text:p>
      <text:p text:style-name="P5">~~~Step By Step Process (Method One) FIVE~~~</text:p>
      <text:p text:style-name="P5">Check Description docx for details.</text:p>
      <text:p text:style-name="P5"/>
      <text:p text:style-name="P5"/>
      <text:p text:style-name="P5">Inserted: 12 &amp; Color is Black.</text:p>
      <text:p text:style-name="P5">12 is the root.</text:p>
      <text:p text:style-name="P5">Inserted: 8 &amp; Color is Red.</text:p>
      <text:p text:style-name="P5">Parent is: 12 &amp; Color is Black.</text:p>
      <text:p text:style-name="P5">Going to Rotate Right</text:p>
      <text:p text:style-name="P5">Inserted: 1 &amp; Color is Black.</text:p>
      <text:p text:style-name="P5">Parent is: 8 &amp; Color is Black.</text:p>
      <text:p text:style-name="P5">Going to Rotate Left.</text:p>
      <text:p text:style-name="P5">Inserted: 30 &amp; Color is Black.</text:p>
      <text:p text:style-name="P5">Parent is: 8 &amp; Color is Black.</text:p>
      <text:p text:style-name="P5">Going to Rotate Left.</text:p>
      <text:p text:style-name="P5">Inserted: 5 &amp; Color is Black.</text:p>
      <text:p text:style-name="P5">Parent is: 8 &amp; Color is Black.</text:p>
      <text:p text:style-name="P5">Going to Rotate Left.</text:p>
      <text:p text:style-name="P5">Going to Rotate Right</text:p>
      <text:p text:style-name="P5">Going to Rotate Left.</text:p>
      <text:p text:style-name="P5">Inserted: 26 &amp; Color is Black.</text:p>
      <text:p text:style-name="P5">26 is the root.</text:p>
      <text:p text:style-name="P5">Going to Rotate Left.</text:p>
      <text:p text:style-name="P5"><text:soft-page-break/>Inserted: 33 &amp; Color is Black.</text:p>
      <text:p text:style-name="P5">Parent is: 26 &amp; Color is Black.</text:p>
      <text:p text:style-name="P5">Going to Rotate Left.</text:p>
      <text:p text:style-name="P5">Going to Rotate Right</text:p>
      <text:p text:style-name="P5">Inserted: 32 &amp; Color is Black.</text:p>
      <text:p text:style-name="P5">Parent is: 26 &amp; Color is Black.</text:p>
      <text:p text:style-name="P5">Going to Rotate Left.</text:p>
      <text:p text:style-name="P5">Inserted: 40 &amp; Color is Black.</text:p>
      <text:p text:style-name="P5">Parent is: 32 &amp; Color is Black.</text:p>
      <text:p text:style-name="P5">Going to Rotate Left.</text:p>
      <text:p text:style-name="P5">Inserted: 20 &amp; Color is Black.</text:p>
      <text:p text:style-name="P5">Parent is: 8 &amp; Color is Black.</text:p>
      <text:p text:style-name="P5"/>
      <text:p text:style-name="P5">~~~Step By Step Process (Method Two) FIVE~~~</text:p>
      <text:p text:style-name="P5">Check Description docx for details.</text:p>
      <text:p text:style-name="P5"/>
      <text:p text:style-name="P5"/>
      <text:p text:style-name="P5">Inserted: 12 &amp; Color is Red.</text:p>
      <text:p text:style-name="P5">Parent is: 20 &amp; Color is Black.</text:p>
      <text:p text:style-name="P5">Inserted: 8 &amp; Color is Black.</text:p>
      <text:p text:style-name="P5">Parent is: 26 &amp; Color is Black.</text:p>
      <text:p text:style-name="P5">Inserted: 1 &amp; Color is Red.</text:p>
      <text:p text:style-name="P5">Parent is: 5 &amp; Color is Black.</text:p>
      <text:p text:style-name="P5">Inserted: 30 &amp; Color is Black.</text:p>
      <text:p text:style-name="P5">Parent is: 32 &amp; Color is Black.</text:p>
      <text:p text:style-name="P5">Inserted: 5 &amp; Color is Black.</text:p>
      <text:p text:style-name="P5">Parent is: 8 &amp; Color is Black.</text:p>
      <text:p text:style-name="P5">Inserted: 26 &amp; Color is Black.</text:p>
      <text:p text:style-name="P5">26 is the root.</text:p>
      <text:p text:style-name="P5">Inserted: 33 &amp; Color is Red.</text:p>
      <text:p text:style-name="P5">Parent is: 40 &amp; Color is Black.</text:p>
      <text:p text:style-name="P5">Inserted: 32 &amp; Color is Black.</text:p>
      <text:p text:style-name="P5">Parent is: 26 &amp; Color is Black.</text:p>
      <text:p text:style-name="P5">Inserted: 40 &amp; Color is Black.</text:p>
      <text:p text:style-name="P5">Parent is: 32 &amp; Color is Black.</text:p>
      <text:p text:style-name="P5">Inserted: 20 &amp; Color is Black.</text:p>
      <text:p text:style-name="P5">Parent is: 8 &amp; Color is Black.</text:p>
      <text:p text:style-name="P5"/>
      <text:p text:style-name="P5">~~~Traverse FIVE~~~</text:p>
      <text:p text:style-name="P5"><text:s text:c="3"/>1 <text:s text:c="2"/>5 <text:s text:c="2"/>8 <text:s/>12 <text:s/>20 <text:s/>26 <text:s/>30 <text:s/>32 <text:s/>33 <text:s/>40</text:p>
      <text:p text:style-name="P5"/>
      <text:p text:style-name="P5">~~~Order Of Inserted Data FIVE~~~</text:p>
      <text:p text:style-name="P6">12 8 1 30 5 26 33 32 40 20 <text:line-break/></text:p>
      <text:p text:style-name="P6"><text:line-break/><text:span text:style-name="T5">Information About Method One</text:span><text:span text:style-name="T4"><text:line-break/></text:span></text:p>
      <text:p text:style-name="P7"><text:soft-page-break/><text:span text:style-name="T3">Please check out the Potential_Error.pdf for examples on why color outputs for method 1 might not always be proper in terminal. This is is because I would have to display each node information again after a right or left rotation has occurred, I didn’t do this because it is not project specified thus some color of the nodes are not the proper color in the end (again examples found in the pdf). It is up to the user (or the TA’s in this case) to understand right and left rotation and how that altars the color system thus making it not the immediate parent but the overall process of LLRBT. To compare understanding please check method 2 which has the proper final output of the tree. </text:span><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b6f3" officeooo:paragraph-rsid="001ab6f3"/>
    </style:style>
    <style:style style:name="MT1" style:family="text">
      <style:text-properties officeooo:rsid="003dbfc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abriel Mortensen<text:tab/>Project 4 <text:span text:style-name="MT1">Log</text:span> LLRBT <text:tab/>CS30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08:38:03.147364491</meta:creation-date>
    <dc:date>2020-11-24T10:09:20.511443967</dc:date>
    <meta:editing-duration>PT23M19S</meta:editing-duration>
    <meta:editing-cycles>9</meta:editing-cycles>
    <meta:generator>LibreOffice/6.0.7.3$Linux_X86_64 LibreOffice_project/00m0$Build-3</meta:generator>
    <meta:document-statistic meta:table-count="0" meta:image-count="0" meta:object-count="0" meta:page-count="7" meta:paragraph-count="236" meta:word-count="1485" meta:character-count="7371" meta:non-whitespace-character-count="6052"/>
  </office:meta>
</office:document-meta>
</file>